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old" svg:font-family="'Noto Sans CJK JP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8b1fd" officeooo:paragraph-rsid="0018b1f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8b1fd" officeooo:paragraph-rsid="0018b1f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8b1fd" officeooo:paragraph-rsid="0018b1f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officeooo:rsid="0018b1fd" officeooo:paragraph-rsid="0018b1fd" style:font-size-asian="15pt" style:font-size-complex="15pt"/>
    </style:style>
    <style:style style:name="P5" style:family="paragraph" style:parent-style-name="Standard">
      <style:text-properties fo:font-size="15pt" officeooo:rsid="0018c388" officeooo:paragraph-rsid="0018c388" style:font-size-asian="15pt" style:font-size-complex="15pt"/>
    </style:style>
    <style:style style:name="P6" style:family="paragraph" style:parent-style-name="Standard">
      <style:text-properties fo:font-size="15pt" fo:font-weight="normal" officeooo:rsid="0018c388" officeooo:paragraph-rsid="0018c388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8c388" officeooo:paragraph-rsid="001a1913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8c388" officeooo:paragraph-rsid="001a1913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388" style:font-weight-asian="bold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Noto Sans CJK JP Black" fo:font-size="22pt" style:font-size-asian="22pt" style:font-size-complex="22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18c388" style:font-size-asian="15pt" style:font-weight-asian="bold" style:font-size-complex="15pt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officeooo:rsid="001a1913"/>
    </style:style>
    <style:style style:name="T16" style:family="text">
      <style:text-properties fo:font-size="20pt" officeooo:rsid="001a1913" style:font-size-asian="20pt" style:font-size-complex="20pt"/>
    </style:style>
    <style:style style:name="T17" style:family="text">
      <style:text-properties fo:font-size="20pt" fo:font-weight="bold" officeooo:rsid="001a1913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Mérési jegyzőkönyv</text:span><text:line-break/><text:line-break/></text:p>
      <text:p text:style-name="P3">1) Alap adatok<text:line-break/></text:p>
      <text:p text:style-name="P4"><text:span text:style-name="T2">1.</text:span><text:tab/><text:span text:style-name="T2">Alhálózati adatok:</text:span> <text:span text:style-name="T7">P cím</text:span> : 192.168.0.0 <text:span text:style-name="T6">Maszk : </text:span>255.255.252.0</text:p>
      <text:p text:style-name="P4"><text:span text:style-name="T2">2.</text:span><text:tab/><text:span text:style-name="T2">A host IP címe, netmaszkja:</text:span> 192.168.0.109 255.255.252.0</text:p>
      <text:p text:style-name="P4"><text:span text:style-name="T2">3.</text:span><text:tab/><text:span text:style-name="T2">Az alhálózat átjárójának IP címe:</text:span> <text:tab/>192.168.0.254</text:p>
      <text:p text:style-name="P4"><text:span text:style-name="T2">4.</text:span><text:tab/><text:span text:style-name="T2">Windows szerver IP címe:</text:span> 192.168.1.100</text:p>
      <text:p text:style-name="P4"><text:span text:style-name="T2">5.</text:span><text:tab/><text:span text:style-name="T2">Linux szerver IP címe:</text:span> 192.168.2.153</text:p>
      <text:p text:style-name="P4"/>
      <text:p text:style-name="P1">2) <text:span text:style-name="T9">Mérések pinggel</text:span><text:line-break/></text:p>
      <text:p text:style-name="P4"><text:span text:style-name="T2">1.</text:span><text:tab/><text:span text:style-name="T2">A ping válaszideje a host saját hálózati interfészét mérve: <text:s/></text:span>0.085 ms</text:p>
      <text:p text:style-name="P4"><text:span text:style-name="T2">2.</text:span><text:tab/><text:span text:style-name="T2">A ping válaszideje az átjáró hálózati interfészén: <text:s/></text:span>0.296 ms</text:p>
      <text:p text:style-name="P4"><text:span text:style-name="T2">3.</text:span><text:tab/><text:span text:style-name="T2">A ping válaszideje a Google DNS szerverén:</text:span> <text:s/>15.8 ms</text:p>
      <text:p text:style-name="P4"><text:span text:style-name="T2">4.</text:span><text:tab/><text:span text:style-name="T2">A ping válaszideje a Windows Szervertől:</text:span> <text:s/>0.874 ms</text:p>
      <text:p text:style-name="P4"><text:span text:style-name="T2">5.</text:span><text:tab/><text:span text:style-name="T2">A ping válaszideje a Linux Szervertől:</text:span> <text:s/>0.310 ms</text:p>
      <text:p text:style-name="P4"/>
      <text:p text:style-name="P1">3) Nyitott portok keresése <text:span text:style-name="T1">és</text:span> 4) Nyitott portok alapján felismert hálózati szolgáltatások<text:line-break/></text:p>
      <text:p text:style-name="P4"><text:span text:style-name="T2">1.</text:span><text:tab/>22/tcp nyitva (ssh)</text:p>
      <text:p text:style-name="P4"/>
      <text:p text:style-name="P4"><text:span text:style-name="T2">2.</text:span><text:tab/>Nem lehet pingelni (Host seems down)</text:p>
      <text:p text:style-name="P4"/>
      <text:p text:style-name="P4"><text:span text:style-name="T2">3.</text:span><text:tab/>22/tcp nyitva | <text:span text:style-name="T2">(ssh)</text:span></text:p>
      <text:p text:style-name="P4"><text:tab/>80/tcp nyitva | <text:span text:style-name="T2">(http)</text:span></text:p>
      <text:p text:style-name="P4"/>
      <text:p text:style-name="P4"><text:span text:style-name="T2">4.</text:span><text:tab/>22/tcp <text:s/>nyitva | <text:span text:style-name="T2">(ssh)</text:span></text:p>
      <text:p text:style-name="P4"><text:tab/>53/tcp <text:s/>nyitva | <text:span text:style-name="T2">(domain)</text:span></text:p>
      <text:p text:style-name="P4"><text:tab/>80/tcp <text:s/>nyitva | <text:span text:style-name="T2">(http)</text:span></text:p>
      <text:p text:style-name="P4"><text:tab/>666/tcp nyitva | <text:span text:style-name="T2">(doom)</text:span></text:p>
      <text:p text:style-name="P4"/>
      <text:p text:style-name="P4"><text:span text:style-name="T2">5.</text:span><text:tab/>53/tcp <text:s/>nyitva | <text:span text:style-name="T2">(domain)</text:span></text:p>
      <text:p text:style-name="P4"><text:tab/>443/tcp nyitva <text:s/>| <text:span text:style-name="T2">(https)<text:line-break/><text:line-break/>5) </text:span><text:span text:style-name="T3">A mérésre használt munkaállomás ARP táblája</text:span></text:p>
      <text:p text:style-name="P5"><text:span text:style-name="T2"><text:line-break/><text:line-break/></text:span><text:soft-page-break/><text:span text:style-name="T2">Address <text:s text:c="17"/>HWtype <text:s text:c="3"/>HWaddress <text:s text:c="10"/>Flags Mask <text:s text:c="11"/>Iface</text:span><text:span text:style-name="T1"><text:line-break/></text:span></text:p>
      <text:p text:style-name="P6">192.168.0.254 <text:s text:c="9"/>ether <text:s text:c="4"/>c8:3a:35:d4:43:da <text:s text:c="9"/>C <text:s text:c="20"/>enp2s0</text:p>
      <text:p text:style-name="P6">192.168.0.100 <text:s text:c="9"/>ether <text:s text:c="4"/>d8:cb:8a:38:5d:24 <text:s text:c="9"/>C <text:s text:c="20"/>enp2s0</text:p>
      <text:p text:style-name="P8">192.168.1.100 <text:s text:c="9"/>ether <text:s text:c="4"/>08:00:27:37:15:3f <text:s text:c="9"/>C <text:s text:c="20"/>enp2s0 192.168.2.153 <text:s text:c="9"/>ether <text:s text:c="4"/>08:00:27:e0:3d:66 <text:s text:c="9"/>C <text:s text:c="20"/>enp2s0<text:line-break/><text:line-break/><text:line-break/></text:p>
      <text:p text:style-name="P8"><text:span text:style-name="T17"/></text:p>
      <text:p text:style-name="P7"><text:span text:style-name="T17">Készítette: Tóth Richá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old" svg:font-family="'Noto Sans CJK JP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38:04.235346207</meta:creation-date>
    <dc:date>2018-05-31T11:52:57.322462146</dc:date>
    <meta:editing-duration>PT4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189" meta:character-count="1463" meta:non-whitespace-character-count="1066"/>
  </office:meta>
</office:document-meta>
</file>